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racters:</text:p>
      <text:p text:style-name="Standard"/>
      <text:p text:style-name="Standard"/>
      <text:p text:style-name="Standard">Julie- The book starts out with Julie as a college student who has a passion for helping people. This helps hers go to law school. She meets John at college and they become great friends. John falls in love with her but she doesn't realize it. Julie goes on raids of traffick rings so she can represent the trafficked victims. This helps her grow closer to John, because she can see his heart and how he cares for others. They eventually get married. On one of these raids, she meets a girl from Africa who has a sister who was sold somewhere else. She helps this girl find her sister and get back home to Africa. Julie also meets Lauren, a girl who was a prostitute and helps her get her son back. They become best friends. Lauren turns her life around and starts a mission to help single mothers find affordable housing so they dont make the same mistake as she did. There is a girl from Japan that Julie also meets. She is trafficked to be a stripper. She escapes and meets a young pastor who she ends up marrying and she and her husband become missionarie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h Schaefer</meta:initial-creator>
    <meta:creation-date>2015-11-17T16:55:06.34</meta:creation-date>
    <dc:date>2015-12-02T14:11:12.38</dc:date>
    <dc:creator>Josiah Schaefer</dc:creator>
    <meta:editing-duration>PT9M21S</meta:editing-duration>
    <meta:editing-cycles>2</meta:editing-cycles>
    <meta:generator>OpenOffice/4.1.1$Win32 OpenOffice.org_project/411m6$Build-9775</meta:generator>
    <meta:document-statistic meta:table-count="0" meta:image-count="0" meta:object-count="0" meta:page-count="1" meta:paragraph-count="2" meta:word-count="200" meta:character-count="1073"/>
  </office:meta>
</office:document-meta>
</file>